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9">
            <text:p>119</text:p>
          </table:table-cell>
          <table:table-cell office:value-type="float" office:value="2.51020408163265">
            <text:p>2.510204081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.61627906976744">
            <text:p>2.616279069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675">
            <text:p>2.67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42857142857143">
            <text:p>2.428571428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.82352941176471">
            <text:p>2.823529411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45454545454545">
            <text:p>2.454545454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.93846153846154">
            <text:p>2.93846153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.70967741935484">
            <text:p>2.70967741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.42622950819672">
            <text:p>2.426229508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.80701754385965">
            <text:p>2.807017543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.87272727272727">
            <text:p>2.87272727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.03636363636364">
            <text:p>3.036363636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.62264150943396">
            <text:p>2.622641509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.76923076923077">
            <text:p>2.769230769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44230769230769">
            <text:p>2.442307692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.55769230769231">
            <text:p>2.557692307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.51923076923077">
            <text:p>2.519230769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.56862745098039">
            <text:p>3.56862745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.96078431372549">
            <text:p>2.960784313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.44897959183673">
            <text:p>2.448979591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8125">
            <text:p>2.81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.21739130434783">
            <text:p>3.217391304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.43478260869565">
            <text:p>3.434782608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.55813953488372">
            <text:p>2.55813953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63414634146341">
            <text:p>2.63414634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73170731707317">
            <text:p>2.731707317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.9">
            <text:p>2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.55">
            <text:p>2.5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76315789473684">
            <text:p>2.763157894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.18918918918919">
            <text:p>3.189189189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.81081081081081">
            <text:p>2.810810810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.88888888888889">
            <text:p>2.88888888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.13888888888889">
            <text:p>3.13888888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.91428571428571">
            <text:p>2.91428571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61764705882353">
            <text:p>2.61764705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.29411764705882">
            <text:p>2.29411764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3.73529411764706">
            <text:p>3.735294117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3.03030303030303">
            <text:p>3.03030303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.58064516129032">
            <text:p>2.58064516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.93333333333333">
            <text:p>2.93333333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.82758620689655">
            <text:p>2.82758620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.48275862068966">
            <text:p>2.48275862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51724137931034">
            <text:p>2.51724137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88888888888889">
            <text:p>2.88888888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.53846153846154">
            <text:p>2.5384615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.4">
            <text:p>2.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.88">
            <text:p>2.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125">
            <text:p>4.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.125">
            <text:p>3.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.91666666666667">
            <text:p>1.9166666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.33333333333333">
            <text:p>3.3333333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.69565217391304">
            <text:p>3.6956521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40909090909091">
            <text:p>2.4090909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.36363636363636">
            <text:p>2.3636363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.45454545454545">
            <text:p>2.45454545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.47619047619048">
            <text:p>2.4761904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.47619047619048">
            <text:p>2.4761904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.75">
            <text:p>2.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84210526315789">
            <text:p>2.8421052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.05263157894737">
            <text:p>4.052631578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2222222222222">
            <text:p>2.7222222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88888888888889">
            <text:p>1.8888888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.05555555555556">
            <text:p>2.0555555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.33333333333333">
            <text:p>2.3333333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11764705882353">
            <text:p>2.1176470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11764705882353">
            <text:p>2.1176470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47058823529412">
            <text:p>2.4705882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.76470588235294">
            <text:p>2.7647058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29411764705882">
            <text:p>2.2941176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.23529411764706">
            <text:p>2.23529411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.94117647058824">
            <text:p>2.941176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2.35294117647059">
            <text:p>2.3529411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.64705882352941">
            <text:p>1.6470588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.375">
            <text:p>3.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.5625">
            <text:p>3.5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.5">
            <text:p>2.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.375">
            <text:p>3.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.26666666666667">
            <text:p>2.2666666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6">
            <text:p>2.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.06666666666667">
            <text:p>3.0666666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.93333333333333">
            <text:p>1.9333333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.53333333333333">
            <text:p>2.5333333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07142857142857">
            <text:p>3.0714285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71428571428571">
            <text:p>2.7142857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14285714285714">
            <text:p>2.1428571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.64285714285714">
            <text:p>2.6428571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.14285714285714">
            <text:p>2.1428571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.85714285714286">
            <text:p>2.8571428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.92857142857143">
            <text:p>2.9285714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.28571428571429">
            <text:p>3.2857142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.42857142857143">
            <text:p>3.4285714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15384615384615">
            <text:p>2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76923076923077">
            <text:p>2.7692307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.23076923076923">
            <text:p>3.2307692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.15384615384615">
            <text:p>2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.38461538461538">
            <text:p>3.384615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33333333333333">
            <text:p>3.3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83333333333333">
            <text:p>2.8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.25">
            <text:p>3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.33333333333333">
            <text:p>2.3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5">
            <text:p>2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75">
            <text:p>2.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.58333333333333">
            <text:p>2.58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.83333333333333">
            <text:p>1.8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.33333333333333">
            <text:p>2.3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54545454545455">
            <text:p>2.545454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18181818181818">
            <text:p>4.1818181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18181818181818">
            <text:p>2.1818181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90909090909091">
            <text:p>2.9090909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54545454545455">
            <text:p>2.545454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.36363636363636">
            <text:p>3.363636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.45454545454545">
            <text:p>2.4545454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.63636363636364">
            <text:p>2.6363636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.54545454545455">
            <text:p>2.545454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1">
            <text:p>4.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8">
            <text:p>1.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4">
            <text:p>2.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.7">
            <text:p>3.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.5">
            <text:p>4.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.8">
            <text:p>2.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.2">
            <text:p>2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77777777777778">
            <text:p>1.7777777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.11111111111111">
            <text:p>3.111111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22222222222222">
            <text:p>3.2222222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.77777777777778">
            <text:p>2.7777777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.44444444444444">
            <text:p>2.4444444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.66666666666667">
            <text:p>2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.44444444444444">
            <text:p>3.4444444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.11111111111111">
            <text:p>3.111111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.66666666666667">
            <text:p>2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.33333333333333">
            <text:p>3.3333333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.77777777777778">
            <text:p>1.7777777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.125">
            <text:p>2.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.625">
            <text:p>2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.42857142857143">
            <text:p>3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42857142857143">
            <text:p>2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3.85714285714286">
            <text:p>3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4.71428571428571">
            <text:p>4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.42857142857143">
            <text:p>3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.33333333333333">
            <text:p>1.3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.66666666666667">
            <text:p>1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.66666666666667">
            <text:p>1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33333333333333">
            <text:p>4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.5">
            <text:p>6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name="__Anonymous_Sheet_DB__0" table:target-range-address="Sheet1.A1:Sheet1.C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10/08/2013</text:date>, <text:time>15:4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8T15:41:20</dc:date>
    <dc:creator>Tashfeen Ekram</dc:creator>
    <meta:document-statistic meta:table-count="1" meta:cell-count="1719" meta:object-count="0"/>
    <meta:generator>LibreOffice/3.4$Linux LibreOffice_project/340m1$Build-402</meta:generator>
  </office:meta>
</office:document-meta>
</file>